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c9ff" officeooo:paragraph-rsid="000ec9ff"/>
    </style:style>
    <style:style style:name="P2" style:family="paragraph" style:parent-style-name="Standard">
      <style:text-properties officeooo:rsid="00113eb0" officeooo:paragraph-rsid="00113eb0"/>
    </style:style>
    <style:style style:name="P3" style:family="paragraph" style:parent-style-name="Standard">
      <style:text-properties officeooo:rsid="00113eb0" officeooo:paragraph-rsid="00179027"/>
    </style:style>
    <style:style style:name="P4" style:family="paragraph" style:parent-style-name="Standard">
      <style:text-properties officeooo:rsid="00138493" officeooo:paragraph-rsid="00138493"/>
    </style:style>
    <style:style style:name="P5" style:family="paragraph" style:parent-style-name="Standard">
      <style:text-properties officeooo:rsid="00171e10" officeooo:paragraph-rsid="00171e10"/>
    </style:style>
    <style:style style:name="P6" style:family="paragraph" style:parent-style-name="Standard" style:list-style-name="L1">
      <style:text-properties officeooo:rsid="00171e10" officeooo:paragraph-rsid="00138493"/>
    </style:style>
    <style:style style:name="P7" style:family="paragraph" style:parent-style-name="Standard">
      <style:text-properties officeooo:rsid="00171e10" officeooo:paragraph-rsid="00171e10"/>
    </style:style>
    <style:style style:name="P8" style:family="paragraph" style:parent-style-name="Standard" style:list-style-name="L1">
      <style:text-properties officeooo:rsid="00179027" officeooo:paragraph-rsid="00138493"/>
    </style:style>
    <style:style style:name="P9" style:family="paragraph" style:parent-style-name="Standard" style:list-style-name="L1">
      <style:text-properties officeooo:rsid="00179027" officeooo:paragraph-rsid="00179027"/>
    </style:style>
    <style:style style:name="T1" style:family="text">
      <style:text-properties officeooo:rsid="00148b8d"/>
    </style:style>
    <style:style style:name="T2" style:family="text">
      <style:text-properties officeooo:rsid="0015944c"/>
    </style:style>
    <style:style style:name="T3" style:family="text">
      <style:text-properties officeooo:rsid="00171e10"/>
    </style:style>
    <style:style style:name="T4" style:family="text">
      <style:text-properties officeooo:rsid="00179027"/>
    </style:style>
    <style:style style:name="T5" style:family="text">
      <style:text-properties officeooo:rsid="0018428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Histórico e a evolução das redes de computadores e da internet</text:p>
      <text:p text:style-name="P1"/>
      <text:p text:style-name="P3"><text:tab/><text:span text:style-name="T4">1 – Redes de computadores:</text:span></text:p>
      <text:p text:style-name="P3"><text:span text:style-name="T4"><text:tab/>2</text:span> – Internet</text:p>
      <text:p text:style-name="P2"><text:tab/><text:span text:style-name="T4">História:</text:span></text:p>
      <text:p text:style-name="P4"><text:tab/>A primeira rede de computadores foi a ARPAnet (Advanced Research Projects Agency Network). Construída em 1969 como um meio robusto para transmitir dados militares sigilosos e para interligar os departamentos de pesquisa por todo os Estados Unidos no período da Guerra Fria.</text:p>
      <text:p text:style-name="P4">ARPAnet primeiro executou NCP (Network Control Protocol) e posteriormente a primeira versão do protocolo de internet ou o conjunto de protocolos TCP/IP (Transmission Control Protocol / Internet Protocol), fazendo da ARPAnet uma parte proeminente da nascente Internet. ARPAnet foi fechado no início de 1990.</text:p>
      <text:p text:style-name="P4"><text:tab/><text:span text:style-name="T1">Antes do surgimento da Internet, as redes de comunicação eram baseadas no conceito da comutação de circuitos, onde é necessário o estabelecimento prévio de um circuito físico entre a origem e o destino antes da transmissão da informação propriamente dita. </text:span><text:span text:style-name="T2">A comutação de pacotes é usada para o tráfego de dados, sendo por sua vez, a base para a internet e para a Voz sobre IP (Internet Protocol).</text:span></text:p>
      <text:p text:style-name="P4"><text:tab/><text:span text:style-name="T4">3</text:span><text:span text:style-name="T2"> – Comutaçã</text:span><text:span text:style-name="T3">o</text:span></text:p>
      <text:p text:style-name="P4"><text:tab/><text:span text:style-name="T3">Definição:</text:span></text:p>
      <text:p text:style-name="P5"><text:tab/>Comutação refere-se à alocação dos recursos da rede para a transmissão pelos diversos dispositivos conectados, é o processo de interligar dois ou mais pontos entre si.</text:p>
      <text:p text:style-name="P4"><text:tab/><text:span text:style-name="T3">Tipos:</text:span></text:p>
      <text:p text:style-name="P4"><text:tab/><text:span text:style-name="T3">Comutação de Circuitos;</text:span></text:p>
      <text:p text:style-name="P4"><text:tab/><text:span text:style-name="T5">Sistema de comutação utilizado em redes de telecomunicações.</text:span></text:p>
      <text:list xml:id="list3420616669" text:style-name="L1">
        <text:list-item>
          <text:p text:style-name="P6">Estabelecimento do circuito: antes que os terminais (telefones) comecem a se comunicar, há a reserva de recurso necessário para essa comunicação, esse recurso é a largura de banda;</text:p>
        </text:list-item>
        <text:list-item>
          <text:p text:style-name="P8">Transferência da voz: ocorre depois do estabelecimento do circuito, com a troca de informações entre a origem e o destino;</text:p>
        </text:list-item>
        <text:list-item>
          <text:p text:style-name="P9">Desconexão do circuito: terminada a comunicação, a largura de banda liberada em todos equipamentos de comutação.</text:p>
        </text:list-item>
      </text:list>
      <text:p text:style-name="P5"><text:tab/>Comutação de Mensagens;</text:p>
      <text:p text:style-name="P5"><text:tab/>Comutação de Pacotes.</text:p>
      <text:p text:style-name="P5"><text:tab/></text:p>
      <text:p text:style-name="P5"/>
      <text:p text:style-name="P5">https://www.teleco.com.br/tutoriais/tutorialvoipconv/pagina_3.as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5T20:19:12.891000000</dc:date>
    <meta:editing-duration>PT1H5M40S</meta:editing-duration>
    <meta:editing-cycles>6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0" meta:word-count="287" meta:character-count="1904" meta:non-whitespace-character-count="1621"/>
  </office:meta>
</office:document-meta>
</file>